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5ed6" officeooo:paragraph-rsid="001c5ed6" style:font-weight-asian="bold" style:font-weight-complex="bold"/>
    </style:style>
    <style:style style:name="P2" style:family="paragraph" style:parent-style-name="Standard">
      <style:text-properties fo:font-weight="bold" officeooo:rsid="001f3ccc" officeooo:paragraph-rsid="001f3cc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c5ed6" officeooo:paragraph-rsid="001c5ed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c5ed6" officeooo:paragraph-rsid="001c5ed6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e29a3" officeooo:paragraph-rsid="001e29a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c5ed6" officeooo:paragraph-rsid="001c5ed6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f3ccc" officeooo:paragraph-rsid="001f3ccc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5pt" fo:font-weight="normal" officeooo:rsid="001c5ed6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font-weight="normal" officeooo:rsid="001c5ed6" officeooo:paragraph-rsid="001c5ed6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1c5ed6" officeooo:paragraph-rsid="001c5ed6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1e29a3" officeooo:paragraph-rsid="001e29a3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1f3ccc" officeooo:paragraph-rsid="001f3ccc" style:font-size-asian="15pt" style:font-weight-asian="normal" style:font-size-complex="15pt" style:font-weight-complex="normal"/>
    </style:style>
    <style:style style:name="T1" style:family="text">
      <style:text-properties officeooo:rsid="001c5ed6"/>
    </style:style>
    <style:style style:name="T2" style:family="text">
      <style:text-properties fo:font-size="15pt" fo:font-weight="bold" officeooo:rsid="001c5ed6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e29a3" style:font-size-asian="15pt" style:font-weight-asian="bold" style:font-size-complex="15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c5ed6" style:font-size-asian="15pt" style:font-weight-asian="normal" style:font-size-complex="15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1f3ccc" style:font-size-asian="15pt" style:font-size-complex="15pt"/>
    </style:style>
    <style:style style:name="T8" style:family="text">
      <style:text-properties fo:font-size="15pt" officeooo:rsid="001c5ed6" style:font-size-asian="15pt" style:font-size-complex="1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29a3" style:font-weight-asian="normal" style:font-weight-complex="normal"/>
    </style:style>
    <style:style style:name="T11" style:family="text">
      <style:text-properties officeooo:rsid="001e29a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mática LL(1) de Autómata de Pila</text:p>
      <text:p text:style-name="P4"/>
      <text:p text:style-name="P4">Donde:</text:p>
      <text:list xml:id="list1617884913" text:style-name="L1">
        <text:list-item>
          <text:p text:style-name="P9">A: Asignacion</text:p>
        </text:list-item>
        <text:list-item>
          <text:p text:style-name="P9">O: Operacion</text:p>
        </text:list-item>
        <text:list-item>
          <text:p text:style-name="P9">Lf: Lista de Funciones </text:p>
        </text:list-item>
        <text:list-item>
          <text:p text:style-name="P9">S: Sentencias</text:p>
        </text:list-item>
        <text:list-item>
          <text:p text:style-name="P9">Lc: Lista de Cadenas</text:p>
        </text:list-item>
        <text:list-item>
          <text:p text:style-name="P9">I: Imprimir</text:p>
        </text:list-item>
        <text:list-item>
          <text:p text:style-name="P9">Con: Condicion</text:p>
        </text:list-item>
        <text:list-item>
          <text:p text:style-name="P9">F: Funcion </text:p>
        </text:list-item>
        <text:list-item>
          <text:p text:style-name="P9">B: Bucle</text:p>
        </text:list-item>
        <text:list-item>
          <text:p text:style-name="P9">P: Paramentro</text:p>
        </text:list-item>
        <text:list-item>
          <text:p text:style-name="P9">T: Tipo de asignacion</text:p>
        </text:list-item>
        <text:list-item>
          <text:p text:style-name="P9">Co: Cuerpo de Operacion</text:p>
        </text:list-item>
        <text:list-item>
          <text:p text:style-name="P9">C=Campo de impresión</text:p>
        </text:list-item>
      </text:list>
      <text:p text:style-name="P6"/>
      <text:p text:style-name="P4">Gramática:</text:p>
      <text:p text:style-name="P4"/>
      <text:p text:style-name="P4">E → Lf</text:p>
      <text:p text:style-name="P4">Lf<text:bookmark-start text:name="__DdeLink__1_943759675"/>→<text:bookmark-end text:name="__DdeLink__1_943759675"/> F</text:p>
      <text:p text:style-name="P4"><text:tab/>|Lf</text:p>
      <text:p text:style-name="P4"/>
      <text:p text:style-name="P4">F→<text:span text:style-name="T9">Funcion id </text:span>F’ <text:span text:style-name="T9">{ </text:span>Ls }</text:p>
      <text:p text:style-name="Standard"><text:span text:style-name="T2">F</text:span><text:span text:style-name="T5">’→(Parametros)</text:span></text:p>
      <text:p text:style-name="P8"><text:tab/>|e</text:p>
      <text:p text:style-name="P8"/>
      <text:p text:style-name="P4">Ls→S</text:p>
      <text:p text:style-name="P4"><text:tab/>|L</text:p>
      <text:p text:style-name="P4"/>
      <text:p text:style-name="P4">S→ A</text:p>
      <text:p text:style-name="P4"><text:tab/>|C</text:p>
      <text:p text:style-name="P4"><text:tab/>|I</text:p>
      <text:p text:style-name="P4"><text:tab/>|O;</text:p>
      <text:p text:style-name="P4"><text:tab/>|B</text:p>
      <text:p text:style-name="P4"><text:tab/>|<text:span text:style-name="T9">e</text:span></text:p>
      <text:p text:style-name="P4">A→<text:span text:style-name="T9">Variable </text:span>T</text:p>
      <text:p text:style-name="P4"/>
      <text:p text:style-name="P4">T→<text:span text:style-name="T9">Tipo id;</text:span></text:p>
      <text:p text:style-name="P4"><text:span text:style-name="T9"><text:tab/>|Entero id =<text:tab/> </text:span>int;</text:p>
      <text:p text:style-name="P4"><text:tab/>|<text:span text:style-name="T9">Caracter id = </text:span>char;</text:p>
      <text:p text:style-name="P4"><text:tab/>|<text:span text:style-name="T9">Cadena id = </text:span>str;</text:p>
      <text:p text:style-name="P4"><text:soft-page-break/><text:tab/>|<text:span text:style-name="T9">Flotante id = </text:span>float;</text:p>
      <text:p text:style-name="P4"><text:tab/>|<text:span text:style-name="T9">Booleana id= </text:span>boolean;</text:p>
      <text:p text:style-name="P4"/>
      <text:p text:style-name="P4">I→<text:span text:style-name="T9">imprimir( </text:span>C <text:span text:style-name="T9">)</text:span></text:p>
      <text:p text:style-name="P6"/>
      <text:p text:style-name="P4">C→Lc</text:p>
      <text:p text:style-name="P4"><text:tab/>|<text:span text:style-name="T9">e</text:span></text:p>
      <text:p text:style-name="P6"/>
      <text:p text:style-name="P4">Lc→<text:span text:style-name="T9">Cadena </text:span>Lc’</text:p>
      <text:p text:style-name="P4"><text:tab/>|<text:span text:style-name="T9">id </text:span>Lc’</text:p>
      <text:p text:style-name="P4">Lc’→+LcLc’</text:p>
      <text:p text:style-name="P4"/>
      <text:p text:style-name="P4">O→<text:span text:style-name="T9">(</text:span>Co<text:span text:style-name="T9">)</text:span></text:p>
      <text:p text:style-name="P4"><text:span text:style-name="T9"><text:tab/>|</text:span>Co</text:p>
      <text:p text:style-name="P4"/>
      <text:p text:style-name="P4">Co→O</text:p>
      <text:p text:style-name="P4"><text:tab/>|<text:span text:style-name="T9">id </text:span>Co’</text:p>
      <text:p text:style-name="P4"><text:tab/>|int Co’</text:p>
      <text:p text:style-name="P4"><text:tab/>|float Co’</text:p>
      <text:p text:style-name="P4"/>
      <text:p text:style-name="P4">Co’→*Co</text:p>
      <text:p text:style-name="P4"><text:tab/>|<text:span text:style-name="T9">e</text:span></text:p>
      <text:p text:style-name="P6"/>
      <text:p text:style-name="P4">B→MIENTRAS</text:p>
      <text:p text:style-name="P4"><text:tab/>|SI</text:p>
      <text:p text:style-name="P4"><text:tab/>|PARA</text:p>
      <text:p text:style-name="P4"/>
      <text:p text:style-name="P4">MIENTRAS→<text:span text:style-name="T9">Mientras(</text:span>Con<text:span text:style-name="T9">){</text:span>Ls<text:span text:style-name="T9">}</text:span></text:p>
      <text:p text:style-name="P6"/>
      <text:p text:style-name="P4">SI→<text:span text:style-name="T9">Si(</text:span><text:span text:style-name="T11">Con</text:span><text:span text:style-name="T10">){</text:span><text:span text:style-name="T11">Ls</text:span><text:span text:style-name="T10">}</text:span><text:span text:style-name="T11">SINO</text:span></text:p>
      <text:p text:style-name="P4"/>
      <text:p text:style-name="P5">SINO<text:span text:style-name="T1">→</text:span><text:span text:style-name="T9">Sino(</text:span>Con<text:span text:style-name="T9">){</text:span>Ls<text:span text:style-name="T9">}</text:span>SINO</text:p>
      <text:p text:style-name="P5"><text:tab/>|<text:span text:style-name="T9">Sino{</text:span>Ls<text:span text:style-name="T9">}</text:span></text:p>
      <text:p text:style-name="P11"><text:tab/>|e</text:p>
      <text:p text:style-name="P5">PARA<text:span text:style-name="T1">→</text:span><text:span text:style-name="T9">Para(It){</text:span>Ls<text:span text:style-name="T9">}</text:span></text:p>
      <text:p text:style-name="P5"/>
      <text:p text:style-name="P5">Con<text:span text:style-name="T1">→</text:span>ConLogica</text:p>
      <text:p text:style-name="P5"><text:tab/>| ConAnd</text:p>
      <text:p text:style-name="P5"><text:tab/>| ConOr</text:p>
      <text:p text:style-name="P5"/>
      <text:p text:style-name="P5">ConAnd<text:span text:style-name="T1">→</text:span>ConLogica <text:span text:style-name="T9">&amp;&amp; </text:span>ConLogica</text:p>
      <text:p text:style-name="P5">ConOr<text:span text:style-name="T1">→</text:span>ConLogica||ConLogica</text:p>
      <text:p text:style-name="P5"><text:soft-page-break/>ConLogica<text:span text:style-name="T1">→</text:span><text:span text:style-name="T9">id</text:span> ConLogica’</text:p>
      <text:p text:style-name="P5">ConLogica’<text:span text:style-name="T1">→</text:span>=ConLogica’’</text:p>
      <text:p text:style-name="P5"><text:tab/>| <text:span text:style-name="T9">!= </text:span>int</text:p>
      <text:p text:style-name="P5"><text:tab/>|&gt;ConLogica’’</text:p>
      <text:p text:style-name="P5"><text:tab/>|&lt;ConLogica’’</text:p>
      <text:p text:style-name="P5">ConLogica’’<text:span text:style-name="T1">→</text:span>=int</text:p>
      <text:p text:style-name="P5"><text:tab/>|<text:span text:style-name="T9">e</text:span></text:p>
      <text:p text:style-name="P11"/>
      <text:p text:style-name="P5">int<text:span text:style-name="T1">→</text:span>0|1|2|3|4|5|6|7|8|9</text:p>
      <text:p text:style-name="P5">char<text:span text:style-name="T1">→</text:span>a|b|c|d|e|f|g|h|i|j|k|l|m|n|o|p|q|r|s|t|u|v|w|x|y|z</text:p>
      <text:p text:style-name="P5">str<text:span text:style-name="T1">→</text:span>char str</text:p>
      <text:p text:style-name="P5"><text:tab/>|<text:span text:style-name="T9">e</text:span></text:p>
      <text:p text:style-name="P5">float<text:span text:style-name="T1">→</text:span>int float</text:p>
      <text:p text:style-name="P5"><text:tab/>|.int float</text:p>
      <text:p text:style-name="Standard"><text:span text:style-name="T3"><text:tab/></text:span><text:span text:style-name="T7">|e</text:span></text:p>
      <text:p text:style-name="P2"><text:span text:style-name="T6">boolean</text:span><text:span text:style-name="T8">→</text:span><text:span text:style-name="T4">true</text:span></text:p>
      <text:p text:style-name="P12"><text:tab/>|fals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7">Calculo de Primeros</text:p>
      <text:p text:style-name="P12"><draw:frame draw:style-name="fr1" draw:name="Objeto1" text:anchor-type="paragraph" svg:x="2.27cm" svg:y="0.293cm" svg:width="13.755cm" svg:height="13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Calculo de Siguientes</text:p>
      <text:p text:style-name="P7"><draw:frame draw:style-name="fr1" draw:name="Objeto2" text:anchor-type="paragraph" svg:x="3.364cm" svg:y="0.579cm" svg:width="10.567cm" svg:height="13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abla de Análisis Sintáctico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4:14:57.211192195</meta:creation-date>
    <dc:date>2019-11-21T04:54:17.835195772</dc:date>
    <meta:editing-duration>PT19M34S</meta:editing-duration>
    <meta:editing-cycles>4</meta:editing-cycles>
    <meta:generator>LibreOffice/6.0.7.3$Linux_X86_64 LibreOffice_project/00m0$Build-3</meta:generator>
    <meta:document-statistic meta:table-count="0" meta:image-count="0" meta:object-count="2" meta:page-count="6" meta:paragraph-count="84" meta:word-count="173" meta:character-count="1092" meta:non-whitespace-character-count="9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58mm"/>
    </style:style>
    <style:style style:name="co2" style:family="table-column">
      <style:table-column-properties fo:break-before="auto" style:column-width="98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 Terminales</text:p>
          </table:table-cell>
          <table:table-cell office:value-type="string" calcext:value-type="string">
            <text:p>Calculo de Primero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unc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(, id,int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Func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ariable,e,cadena,id,imprimir,(,int,mientras,si,para,float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adena,id</text:p>
          </table:table-cell>
        </table:table-row>
        <table:table-row table:style-name="ro1">
          <table:table-cell office:value-type="string" calcext:value-type="string">
            <text:p>Lc’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mprimir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ion</text:p>
          </table:table-cell>
        </table:table-row>
        <table:table-row table:style-name="ro1">
          <table:table-cell office:value-type="string" calcext:value-type="string">
            <text:p>F’</text:p>
          </table:table-cell>
          <table:table-cell office:value-type="string" calcext:value-type="string">
            <text:p>(,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ientras,si,par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po,caracter,cadena,flotante,entero,boolean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int,(,id</text:p>
          </table:table-cell>
        </table:table-row>
        <table:table-row table:style-name="ro1">
          <table:table-cell office:value-type="string" calcext:value-type="string">
            <text:p>Co’</text:p>
          </table:table-cell>
          <table:table-cell office:value-type="string" calcext:value-type="string">
            <text:p>*,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dena,id,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0,1,2,3,4,5,6,7,8,9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A-z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A-z,e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0,1,2,3,4,5,6,7,8,9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verdadero, falso</text:p>
          </table:table-cell>
        </table:table-row>
        <table:table-row table:style-name="ro1">
          <table:table-cell office:value-type="string" calcext:value-type="string">
            <text:p>MIENTRAS</text:p>
          </table:table-cell>
          <table:table-cell office:value-type="string" calcext:value-type="string">
            <text:p>mientra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para</text:p>
          </table:table-cell>
        </table:table-row>
        <table:table-row table:style-name="ro1">
          <table:table-cell office:value-type="string" calcext:value-type="string">
            <text:p>SINO</text:p>
          </table:table-cell>
          <table:table-cell office:value-type="string" calcext:value-type="string">
            <text:p>sino,e</text:p>
          </table:table-cell>
        </table:table-row>
        <table:table-row table:style-name="ro1">
          <table:table-cell office:value-type="string" calcext:value-type="string">
            <text:p>CONDICIONLOG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CONDICIONLOG’</text:p>
          </table:table-cell>
          <table:table-cell office:value-type="string" calcext:value-type="string">
            <text:p>!,&gt;,&lt;,=</text:p>
          </table:table-cell>
        </table:table-row>
        <table:table-row table:style-name="ro1">
          <table:table-cell office:value-type="string" calcext:value-type="string">
            <text:p>CONDICIONLOG’’</text:p>
          </table:table-cell>
          <table:table-cell office:value-type="string" calcext:value-type="string">
            <text:p>e,=</text:p>
          </table:table-cell>
        </table:table-row>
        <table:table-row table:style-name="ro1">
          <table:table-cell office:value-type="string" calcext:value-type="string">
            <text:p>CONDICIONAN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CONDICIONOR</text:p>
          </table:table-cell>
          <table:table-cell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4:42:42.6602960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58mm"/>
    </style:style>
    <style:style style:name="co3" style:family="table-column">
      <style:table-column-properties fo:break-before="auto" style:column-width="67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No Terminales</text:p>
          </table:table-cell>
          <table:table-cell table:style-name="ce3" office:value-type="string" calcext:value-type="string">
            <text:p>Calculo de Siguien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f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c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c’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’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’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;,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r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;,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olean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ENTRAS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A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O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LOG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LOG’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LOG’’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AND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ICIONOR</text:p>
          </table:table-cell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4:45:38.7820931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